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Courier New'"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times new roman" fo:font-size="12pt" fo:language="el" fo:country="GR" fo:font-weight="bold" style:font-size-asian="12pt" style:font-weight-asian="bold" style:font-name-complex="Times New Roman" style:font-size-complex="12pt"/>
    </style:style>
    <style:style style:name="P3" style:family="paragraph" style:parent-style-name="Standard">
      <style:paragraph-properties fo:text-align="start" style:justify-single-word="false"/>
      <style:text-properties style:font-name="times new roman" fo:font-size="12pt" fo:language="el" fo:country="GR" style:font-size-asian="12pt" style:font-name-complex="Times New Roman" style:font-size-complex="12pt"/>
    </style:style>
    <style:style style:name="P4" style:family="paragraph" style:parent-style-name="Standard">
      <style:paragraph-properties fo:text-align="start" style:justify-single-word="fals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Standard">
      <style:paragraph-properties fo:text-align="start" style:justify-single-word="false"/>
      <style:text-properties style:font-name="times new roman" fo:font-size="12pt" fo:language="en" fo:country="US" style:font-size-asian="12pt" style:font-name-complex="Times New Roman" style:font-size-complex="12pt"/>
    </style:style>
    <style:style style:name="P6" style:family="paragraph" style:parent-style-name="Standard">
      <style:paragraph-properties fo:text-align="start" style:justify-single-word="false"/>
      <style:text-properties style:font-name="times new roman" fo:font-size="12pt" fo:language="en" fo:country="US" officeooo:paragraph-rsid="0049064d" style:font-size-asian="12pt" style:font-name-complex="Andale Mono" style:font-size-complex="12pt"/>
    </style:style>
    <style:style style:name="P7" style:family="paragraph" style:parent-style-name="Standard">
      <style:paragraph-properties fo:text-align="start" style:justify-single-word="false"/>
      <style:text-properties style:font-name="times new roman" fo:font-size="12pt" fo:language="en" fo:country="US" fo:font-style="italic" style:font-size-asian="12pt" style:font-style-asian="italic" style:font-name-complex="Times New Roman" style:font-size-complex="12pt"/>
    </style:style>
    <style:style style:name="P8" style:family="paragraph" style:parent-style-name="Standard">
      <style:paragraph-properties fo:text-align="center" style:justify-single-word="false"/>
      <style:text-properties style:font-name="times new roman" fo:font-size="12pt" fo:language="en" fo:country="US" style:text-underline-style="none"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language="en" fo:country="US" fo:font-weight="normal" fo:background-color="transparent" style:font-size-asian="12pt" style:font-weight-asian="normal" style:font-name-complex="Andale Mono" style:font-size-complex="12pt" style:font-weight-complex="normal"/>
    </style:style>
    <style:style style:name="P10" style:family="paragraph" style:parent-style-name="Standard">
      <style:paragraph-properties fo:text-align="start" style:justify-single-word="false"/>
      <style:text-properties style:font-name="times new roman" fo:font-size="12pt" fo:language="en" fo:country="US" fo:font-weight="normal" officeooo:paragraph-rsid="0049064d" fo:background-color="transparent" style:font-size-asian="12pt" style:font-weight-asian="normal" style:font-name-complex="Andale Mono" style:font-size-complex="12pt" style:font-weight-complex="normal"/>
    </style:style>
    <style:style style:name="P11" style:family="paragraph" style:parent-style-name="Standard">
      <style:paragraph-properties fo:text-align="start"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officeooo:paragraph-rsid="001d4b2e" style:font-size-asian="12pt" style:font-size-complex="12pt"/>
    </style:style>
    <style:style style:name="P13" style:family="paragraph" style:parent-style-name="Standard">
      <style:paragraph-properties fo:text-align="start" style:justify-single-word="false"/>
      <style:text-properties style:font-name="times new roman" fo:font-size="12pt" fo:font-weight="bold" fo:background-color="transparent" style:font-size-asian="12pt" style:font-weight-asian="bold" style:font-size-complex="12pt" style:font-weight-complex="bold"/>
    </style:style>
    <style:style style:name="P1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Ubuntu Mono" fo:font-size="10pt" fo:font-weight="normal" officeooo:rsid="001a288f" officeooo:paragraph-rsid="001a288f" style:font-size-asian="10pt" style:font-weight-asian="normal" style:font-size-complex="10pt" style:font-weight-complex="normal"/>
    </style:style>
    <style:style style:name="P1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use-window-font-color="true" style:font-name="times new roman" fo:font-size="12pt" fo:language="el" fo:country="GR" fo:font-weight="normal" officeooo:rsid="003ea68f" officeooo:paragraph-rsid="003ea68f"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1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use-window-font-color="true" style:font-name="times new roman" fo:font-size="12pt" fo:language="el" fo:country="GR" fo:font-weight="normal" officeooo:rsid="003ea68f" officeooo:paragraph-rsid="003ec884"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1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use-window-font-color="true" style:font-name="times new roman" fo:font-size="12pt" fo:language="el" fo:country="GR" fo:font-weight="normal" officeooo:rsid="003ea68f" officeooo:paragraph-rsid="0040ea4e"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1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use-window-font-color="true" style:font-name="times new roman" fo:font-size="12pt" fo:language="el" fo:country="GR" fo:font-weight="normal" officeooo:rsid="0040ea4e" officeooo:paragraph-rsid="0040ea4e"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1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1e9680" officeooo:paragraph-rsid="0040ea4e" style:font-size-asian="12pt" style:font-weight-asian="bold" style:font-name-complex="Times New Roman" style:font-size-complex="12pt" style:font-weight-complex="bold"/>
    </style:style>
    <style:style style:name="P20"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19e7e" officeooo:paragraph-rsid="00219e7e" style:font-size-asian="12pt" style:font-weight-asian="bold" style:font-name-complex="Times New Roman" style:font-size-complex="12pt" style:font-weight-complex="bold"/>
    </style:style>
    <style:style style:name="P21"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293f9" officeooo:paragraph-rsid="002293f9" style:font-size-asian="12pt" style:font-weight-asian="bold" style:font-name-complex="Times New Roman" style:font-size-complex="12pt" style:font-weight-complex="bold"/>
    </style:style>
    <style:style style:name="P22"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86148" officeooo:paragraph-rsid="0029a165" style:font-size-asian="12pt" style:font-weight-asian="bold" style:font-name-complex="Times New Roman" style:font-size-complex="12pt" style:font-weight-complex="bold"/>
    </style:style>
    <style:style style:name="P23"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fa845" officeooo:paragraph-rsid="002fa845" style:font-size-asian="12pt" style:font-weight-asian="bold" style:font-name-complex="Times New Roman" style:font-size-complex="12pt" style:font-weight-complex="bold"/>
    </style:style>
    <style:style style:name="P2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style:font-size-asian="12pt" style:font-weight-asian="bold" style:font-name-complex="Times New Roman" style:font-size-complex="12pt" style:font-weight-complex="bold"/>
    </style:style>
    <style:style style:name="P2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19e7e" officeooo:paragraph-rsid="00219e7e" fo:background-color="transparent" style:font-size-asian="12pt" style:font-weight-asian="bold" style:font-name-complex="Times New Roman" style:font-size-complex="12pt" style:font-weight-complex="bold"/>
    </style:style>
    <style:style style:name="P2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293f9" officeooo:paragraph-rsid="002293f9" fo:background-color="transparent" style:font-size-asian="12pt" style:font-weight-asian="bold" style:font-name-complex="Times New Roman" style:font-size-complex="12pt" style:font-weight-complex="bold"/>
    </style:style>
    <style:style style:name="P2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322c18" officeooo:paragraph-rsid="00322c18" fo:background-color="transparent" style:font-size-asian="12pt" style:font-weight-asian="bold" style:font-name-complex="Times New Roman" style:font-size-complex="12pt" style:font-weight-complex="bold"/>
    </style:style>
    <style:style style:name="P2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bold" officeooo:rsid="003c6362" officeooo:paragraph-rsid="003c6362" fo:background-color="transparent" style:font-size-asian="12pt" style:font-weight-asian="bold" style:font-name-complex="Times New Roman" style:font-size-complex="12pt" style:font-weight-complex="bold"/>
    </style:style>
    <style:style style:name="P2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fo:background-color="transparent" style:font-size-asian="12pt" style:font-weight-asian="bold" style:font-name-complex="Times New Roman" style:font-size-complex="12pt" style:font-weight-complex="bold"/>
    </style:style>
    <style:style style:name="P30"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bold" officeooo:rsid="00364b6e" officeooo:paragraph-rsid="003a8139" fo:background-color="transparent" style:font-size-asian="12pt" style:font-weight-asian="bold" style:font-name-complex="Times New Roman" style:font-size-complex="12pt" style:font-weight-complex="bold"/>
    </style:style>
    <style:style style:name="P31"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bold" officeooo:rsid="00364b6e" officeooo:paragraph-rsid="00364b6e" fo:background-color="transparent" style:font-size-asian="12pt" style:font-weight-asian="bold" style:font-name-complex="Times New Roman" style:font-size-complex="12pt" style:font-weight-complex="bold"/>
    </style:style>
    <style:style style:name="P32"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bold" officeooo:rsid="003c6362" officeooo:paragraph-rsid="003c6362" fo:background-color="#81d41a" style:font-size-asian="12pt" style:font-weight-asian="bold" style:font-name-complex="Times New Roman" style:font-size-complex="12pt" style:font-weight-complex="bold"/>
    </style:style>
    <style:style style:name="P33"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officeooo:paragraph-rsid="001a288f" style:font-size-asian="12pt" style:font-name-complex="Times New Roman" style:font-size-complex="12pt"/>
    </style:style>
    <style:style style:name="P3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officeooo:paragraph-rsid="0040ea4e" style:font-size-asian="12pt" style:font-name-complex="Times New Roman" style:font-size-complex="12pt"/>
    </style:style>
    <style:style style:name="P3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style:font-size-asian="12pt" style:font-weight-asian="normal" style:font-name-complex="Times New Roman" style:font-size-complex="12pt" style:font-weight-complex="normal"/>
    </style:style>
    <style:style style:name="P3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219e7e" officeooo:paragraph-rsid="00219e7e" style:font-size-asian="12pt" style:font-weight-asian="normal" style:font-name-complex="Times New Roman" style:font-size-complex="12pt" style:font-weight-complex="normal"/>
    </style:style>
    <style:style style:name="P3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2727d0" officeooo:paragraph-rsid="002727d0" style:font-size-asian="12pt" style:font-weight-asian="normal" style:font-name-complex="Times New Roman" style:font-size-complex="12pt" style:font-weight-complex="normal"/>
    </style:style>
    <style:style style:name="P3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2fa845" officeooo:paragraph-rsid="002fa845" style:font-size-asian="12pt" style:font-weight-asian="normal" style:font-name-complex="Times New Roman" style:font-size-complex="12pt" style:font-weight-complex="normal"/>
    </style:style>
    <style:style style:name="P3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2fa845" officeooo:paragraph-rsid="00328deb" style:font-size-asian="12pt" style:font-weight-asian="normal" style:font-name-complex="Times New Roman" style:font-size-complex="12pt" style:font-weight-complex="normal"/>
    </style:style>
    <style:style style:name="P40"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1839fa" officeooo:paragraph-rsid="001839fa" style:font-size-asian="12pt" style:font-weight-asian="normal" style:font-name-complex="Times New Roman" style:font-size-complex="12pt" style:font-weight-complex="normal"/>
    </style:style>
    <style:style style:name="P41"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219e7e" officeooo:paragraph-rsid="00219e7e" fo:background-color="transparent" style:font-size-asian="12pt" style:font-weight-asian="normal" style:font-name-complex="Times New Roman" style:font-size-complex="12pt" style:font-weight-complex="normal"/>
    </style:style>
    <style:style style:name="P42"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2293f9" officeooo:paragraph-rsid="002293f9" fo:background-color="transparent" style:font-size-asian="12pt" style:font-weight-asian="normal" style:font-name-complex="Times New Roman" style:font-size-complex="12pt" style:font-weight-complex="normal"/>
    </style:style>
    <style:style style:name="P43"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officeooo:rsid="00328deb" officeooo:paragraph-rsid="00328deb" fo:background-color="transparent" style:font-size-asian="12pt" style:font-weight-asian="normal" style:font-name-complex="Times New Roman" style:font-size-complex="12pt" style:font-weight-complex="normal"/>
    </style:style>
    <style:style style:name="P4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normal" officeooo:rsid="00364b6e" officeooo:paragraph-rsid="00364b6e" fo:background-color="transparent" style:font-size-asian="12pt" style:font-weight-asian="normal" style:font-name-complex="Times New Roman" style:font-size-complex="12pt" style:font-weight-complex="normal"/>
    </style:style>
    <style:style style:name="P4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normal" officeooo:rsid="003c6362" officeooo:paragraph-rsid="003c6362" fo:background-color="transparent" style:font-size-asian="12pt" style:font-weight-asian="normal" style:font-name-complex="Times New Roman" style:font-size-complex="12pt" style:font-weight-complex="normal"/>
    </style:style>
    <style:style style:name="P4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style="normal" fo:font-weight="normal" officeooo:rsid="0029a165" officeooo:paragraph-rsid="0029a165" fo:background-color="transparent" style:font-size-asian="12pt" style:font-style-asian="normal" style:font-weight-asian="normal" style:font-name-complex="Times New Roman" style:font-size-complex="12pt" style:font-style-complex="normal" style:font-weight-complex="normal"/>
    </style:style>
    <style:style style:name="P4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style="normal" fo:font-weight="bold" officeooo:rsid="0035ccf2" officeooo:paragraph-rsid="0035ccf2" fo:background-color="transparent" style:font-size-asian="12pt" style:font-style-asian="normal" style:font-weight-asian="bold" style:font-name-complex="Times New Roman" style:font-size-complex="12pt" style:font-style-complex="normal" style:font-weight-complex="bold"/>
    </style:style>
    <style:style style:name="P4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n" fo:country="US" style:font-size-asian="12pt" style:font-name-complex="Times New Roman" style:font-size-complex="12pt"/>
    </style:style>
    <style:style style:name="P4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n" fo:country="US" style:font-size-asian="12pt" style:font-name-complex="Times New Roman" style:font-size-complex="12pt"/>
    </style:style>
    <style:style style:name="P50"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n" fo:country="US" fo:background-color="#81d41a" style:font-size-asian="12pt" style:font-name-complex="Times New Roman" style:font-size-complex="12pt"/>
    </style:style>
    <style:style style:name="P51"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n" fo:country="US" officeooo:rsid="00512008" officeooo:paragraph-rsid="00512008" fo:background-color="transparent" style:font-size-asian="12pt" style:font-name-complex="Times New Roman" style:font-size-complex="12pt"/>
    </style:style>
    <style:style style:name="P52"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n" fo:country="US" fo:font-weight="bold" fo:background-color="transparent" style:font-size-asian="12pt" style:font-weight-asian="bold" style:font-name-complex="Times New Roman" style:font-size-complex="12pt" style:font-weight-complex="bold"/>
    </style:style>
    <style:style style:name="P53"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n" fo:country="US" fo:font-weight="bold" fo:background-color="transparent" style:font-size-asian="12pt" style:font-weight-asian="bold" style:font-name-complex="Times New Roman" style:font-size-complex="12pt" style:font-weight-complex="bold"/>
    </style:style>
    <style:style style:name="P5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font-weight="normal" officeooo:rsid="001a288f" officeooo:paragraph-rsid="001a288f" style:font-size-asian="12pt" style:font-weight-asian="normal" style:font-size-complex="12pt" style:font-weight-complex="normal"/>
    </style:style>
    <style:style style:name="P5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font-weight="normal" officeooo:rsid="0025c0e3" officeooo:paragraph-rsid="0025c0e3" style:font-size-asian="12pt" style:font-weight-asian="normal" style:font-size-complex="12pt" style:font-weight-complex="normal"/>
    </style:style>
    <style:style style:name="P5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font-weight="normal" officeooo:rsid="003ec884" officeooo:paragraph-rsid="003ec884" style:font-size-asian="12pt" style:font-weight-asian="normal" style:font-size-complex="12pt" style:font-weight-complex="normal"/>
    </style:style>
    <style:style style:name="P5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font-weight="normal" officeooo:rsid="001b6c0f" officeooo:paragraph-rsid="001b6c0f" style:font-size-asian="12pt" style:font-weight-asian="normal" style:font-size-complex="12pt" style:font-weight-complex="normal"/>
    </style:style>
    <style:style style:name="P5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font-weight="normal" officeooo:paragraph-rsid="003a8139" style:font-size-asian="12pt" style:font-weight-asian="normal" style:font-size-complex="12pt" style:font-weight-complex="normal"/>
    </style:style>
    <style:style style:name="P5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font-weight="normal" officeooo:rsid="001a288f" officeooo:paragraph-rsid="003ec884" fo:background-color="transparent" style:font-size-asian="12pt" style:font-weight-asian="normal" style:font-size-complex="12pt" style:font-weight-complex="normal"/>
    </style:style>
    <style:style style:name="P60" style:family="paragraph" style:parent-style-name="Standard">
      <style:paragraph-properties fo:margin-left="0.5in" fo:margin-right="0in" fo:text-align="start" style:justify-single-word="false" fo:text-indent="0in" style:auto-text-indent="false"/>
      <style:text-properties style:font-name="times new roman" fo:font-size="12pt" fo:language="el" fo:country="GR" style:font-size-asian="12pt" style:font-name-complex="Times New Roman" style:font-size-complex="12pt"/>
    </style:style>
    <style:style style:name="P61"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officeooo:paragraph-rsid="0040ea4e" style:font-size-asian="12pt" style:font-weight-asian="normal" style:font-name-complex="Times New Roman" style:font-size-complex="12pt" style:font-weight-complex="normal"/>
    </style:style>
    <style:style style:name="P62"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style:font-size-asian="12pt" style:font-weight-asian="normal" style:font-name-complex="Times New Roman" style:font-size-complex="12pt" style:font-weight-complex="normal"/>
    </style:style>
    <style:style style:name="P63"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style:font-size-asian="12pt" style:font-name-complex="Times New Roman" style:font-size-complex="12pt"/>
    </style:style>
    <style:style style:name="P64"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style="normal" fo:font-weight="bold" officeooo:rsid="0035ccf2" officeooo:paragraph-rsid="0035ccf2" fo:background-color="transparent" style:font-size-asian="12pt" style:font-style-asian="normal" style:font-weight-asian="bold" style:font-name-complex="Times New Roman" style:font-size-complex="12pt" style:font-style-complex="normal" style:font-weight-complex="bold"/>
    </style:style>
    <style:style style:name="P65"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bold" style:font-size-asian="12pt" style:font-weight-asian="bold" style:font-name-complex="Times New Roman" style:font-size-complex="12pt" style:font-weight-complex="bold"/>
    </style:style>
    <style:style style:name="P66"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n" fo:country="US" style:font-size-asian="12pt" style:font-name-complex="Times New Roman" style:font-size-complex="12pt"/>
    </style:style>
    <style:style style:name="P67"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n" fo:country="US" style:font-size-asian="12pt" style:font-name-complex="Times New Roman" style:font-size-complex="12pt"/>
    </style:style>
    <style:style style:name="P68"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font-weight="normal" officeooo:rsid="001839fa" officeooo:paragraph-rsid="001839fa" style:font-size-asian="12pt" style:font-weight-asian="normal" style:font-size-complex="12pt" style:font-weight-complex="normal"/>
    </style:style>
    <style:style style:name="P69" style:family="paragraph" style:parent-style-name="Table_20_Contents" style:master-page-name="">
      <loext:graphic-properties draw:fill="none"/>
      <style:paragraph-properties fo:margin-left="0.5in" fo:margin-right="0in" fo:margin-top="0in" fo:margin-bottom="0in" loext:contextual-spacing="false" fo:text-align="justify" style:justify-single-word="false" fo:orphans="2" fo:widows="2" fo:text-indent="0in" style:auto-text-indent="false" style:page-number="auto" fo:background-color="transparent" text:number-lines="false" text:line-number="0" style:text-autospace="none" style:punctuation-wrap="simple" style:vertical-align="baseline" style:writing-mode="lr-tb"/>
      <style:text-properties style:font-name="times new roman" fo:font-size="12pt" officeooo:paragraph-rsid="004e9b46" style:font-size-asian="12pt" style:font-size-complex="12pt"/>
    </style:style>
    <style:style style:name="P70" style:family="paragraph" style:parent-style-name="Standard">
      <style:paragraph-properties fo:text-align="start" style:justify-single-word="false" fo:break-before="page"/>
      <style:text-properties style:font-name="times new roman" fo:font-size="12pt" fo:language="el" fo:country="GR" fo:font-weight="bold" style:font-size-asian="12pt" style:font-weight-asian="bold" style:font-name-complex="Times New Roman" style:font-size-complex="12pt"/>
    </style:style>
    <style:style style:name="P71"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P72"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language="en" fo:country="US" style:font-size-asian="12pt" style:font-name-complex="Times New Roman" style:font-size-complex="12pt"/>
    </style:style>
    <style:style style:name="P73" style:family="paragraph" style:parent-style-name="Standard">
      <style:paragraph-properties fo:margin-left="0.5in" fo:margin-right="0in" fo:text-align="start" style:justify-single-word="false" fo:orphans="2" fo:widows="2" fo:text-indent="-0.25in" style:auto-text-indent="false" style:text-autospace="none" style:punctuation-wrap="simple" style:vertical-align="baseline">
        <style:tab-stops>
          <style:tab-stop style:position="0.5in"/>
        </style:tab-stops>
      </style:paragraph-properties>
      <style:text-properties style:font-name="times new roman" fo:font-size="12pt" fo:language="el" fo:country="GR" style:font-size-asian="12pt" style:font-name-complex="Times New Roman" style:font-size-complex="12pt"/>
    </style:style>
    <style:style style:name="P7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n" fo:country="US" style:font-size-asian="12pt" style:font-name-complex="Times New Roman" style:font-size-complex="12pt"/>
    </style:style>
    <style:style style:name="P7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font-weight="normal" officeooo:rsid="001a288f" officeooo:paragraph-rsid="001a288f" style:font-size-asian="12pt" style:font-weight-asian="normal" style:font-size-complex="12pt" style:font-weight-complex="normal"/>
    </style:style>
    <style:style style:name="P7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autospace="none" style:punctuation-wrap="simple" style:vertical-align="baseline" style:writing-mode="lr-tb"/>
      <style:text-properties style:use-window-font-color="true" style:font-name="times new roman" fo:font-size="12pt" fo:language="el" fo:country="GR" fo:font-weight="normal" officeooo:rsid="003ea68f" officeooo:paragraph-rsid="003ec884"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77"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n" fo:country="US" style:font-size-asian="12pt" style:font-name-complex="Times New Roman" style:font-size-complex="12pt"/>
    </style:style>
    <style:style style:name="P78"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519c53" style:text-blinking="false" fo:background-color="transparent" style:font-size-asian="12pt" style:font-size-complex="12pt"/>
    </style:style>
    <style:style style:name="P79"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519c53" style:text-blinking="false" fo:background-color="transparent" style:font-size-asian="12pt" style:font-weight-asian="bold" style:font-size-complex="12pt" style:font-weight-complex="bold"/>
    </style:style>
    <style:style style:name="P80"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text-properties style:font-name="times new roman" fo:font-size="12pt" officeooo:paragraph-rsid="00519c53" style:font-size-asian="12pt" style:font-size-complex="12pt"/>
    </style:style>
    <style:style style:name="P81" style:family="paragraph" style:parent-style-name="Table_20_Contents">
      <loext:graphic-properties draw:fill="none"/>
      <style:paragraph-properties fo:margin-left="0in" fo:margin-right="0in" fo:margin-top="0in" fo:margin-bottom="0in" loext:contextual-spacing="false" fo:text-align="justify" style:justify-single-word="false" fo:orphans="2" fo:widows="2" fo:text-indent="0in" style:auto-text-indent="false" fo:background-color="transparent" text:number-lines="false" text:line-number="0" style:text-autospace="none" style:punctuation-wrap="simple" style:vertical-align="baseline" style:writing-mode="lr-tb"/>
      <style:text-properties style:font-name="times new roman" fo:font-size="12pt" fo:language="en" fo:country="US" fo:font-weight="bold" officeooo:rsid="004e9b46" officeooo:paragraph-rsid="004e9b46" fo:background-color="#81d41a" style:font-size-asian="12pt" style:font-weight-asian="bold" style:font-name-complex="Times New Roman" style:font-size-complex="12pt" style:font-weight-complex="bold"/>
    </style:style>
    <style:style style:name="P82" style:family="paragraph" style:parent-style-name="Standard">
      <style:paragraph-properties fo:margin-left="0.25in" fo:margin-right="0in" fo:text-align="start" style:justify-single-word="false" fo:text-indent="0in" style:auto-text-indent="false"/>
      <style:text-properties style:font-name="times new roman" fo:font-size="12pt" fo:language="el" fo:country="GR" style:font-size-asian="12pt" style:font-name-complex="Times New Roman" style:font-size-complex="12pt"/>
    </style:style>
    <style:style style:name="P83" style:family="paragraph" style:parent-style-name="Standard">
      <style:paragraph-properties fo:margin-left="0in" fo:margin-right="0in" fo:text-align="start" style:justify-single-word="false" fo:text-indent="0.4925in" style:auto-text-indent="false"/>
      <style:text-properties style:font-name="times new roman" fo:font-size="12pt" fo:language="en" fo:country="US" style:font-size-asian="12pt" style:font-name-complex="Andale Mono" style:font-size-complex="12pt"/>
    </style:style>
    <style:style style:name="P84" style:family="paragraph" style:parent-style-name="Standard">
      <style:paragraph-properties fo:margin-left="0in" fo:margin-right="0in" fo:text-align="start" style:justify-single-word="false" fo:text-indent="0.4925in" style:auto-text-indent="false"/>
      <style:text-properties style:font-name="times new roman" fo:font-size="12pt" fo:language="en" fo:country="US" fo:font-style="italic" style:font-size-asian="12pt" style:font-style-asian="italic" style:font-name-complex="Andale Mono" style:font-size-complex="12pt" style:font-style-complex="italic"/>
    </style:style>
    <style:style style:name="P85"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none" fo:font-weight="bold" style:font-size-asian="12pt" style:font-weight-asian="bold" style:font-size-complex="12pt" style:font-weight-complex="bold"/>
    </style:style>
    <style:style style:name="P86" style:family="paragraph" style:parent-style-name="Standard" style:list-style-name="WW8Num14">
      <style:paragraph-properties fo:text-align="start" style:justify-single-word="false"/>
      <style:text-properties style:font-name="times new roman" fo:font-size="12pt" fo:language="el" fo:country="GR" style:font-size-asian="12pt" style:font-name-complex="Times New Roman" style:font-size-complex="12pt"/>
    </style:style>
    <style:style style:name="P87" style:family="paragraph" style:parent-style-name="Standard" style:list-style-name="WW8Num14">
      <style:paragraph-properties fo:text-align="start" style:justify-single-word="false" fo:break-before="page"/>
      <style:text-properties style:font-name="times new roman" fo:font-size="12pt" fo:language="el" fo:country="GR" style:font-size-asian="12pt" style:font-name-complex="Times New Roman" style:font-size-complex="12pt"/>
    </style:style>
    <style:style style:name="P88" style:family="paragraph" style:parent-style-name="Standard" style:list-style-name="WW8Num18">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style:font-size-asian="12pt" style:font-size-complex="12pt"/>
    </style:style>
    <style:style style:name="P89" style:family="paragraph" style:parent-style-name="Standard" style:list-style-name="WW8Num18">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officeooo:paragraph-rsid="0042554e" style:font-size-asian="12pt" style:font-size-complex="12pt"/>
    </style:style>
    <style:style style:name="P90" style:family="paragraph" style:parent-style-name="Standard" style:list-style-name="WW8Num18">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language="el" fo:country="GR" officeooo:paragraph-rsid="0042554e" style:font-size-asian="12pt" style:font-name-complex="Times New Roman" style:font-size-complex="12pt"/>
    </style:style>
    <style:style style:name="P91" style:family="paragraph" style:parent-style-name="Standard" style:list-style-name="WW8Num18">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font-weight="normal" officeooo:paragraph-rsid="0042554e" style:font-size-asian="12pt" style:font-weight-asian="normal" style:font-size-complex="12pt" style:font-weight-complex="normal"/>
    </style:style>
    <style:style style:name="P92" style:family="paragraph" style:parent-style-name="Standard" style:list-style-name="WW8Num18">
      <style:paragraph-properties fo:margin-left="0.5in" fo:margin-right="0in" fo:text-align="start" style:justify-single-word="false" fo:text-indent="-0.25in" style:auto-text-indent="false" fo:break-before="page">
        <style:tab-stops>
          <style:tab-stop style:position="0.5in"/>
        </style:tab-stops>
      </style:paragraph-properties>
      <style:text-properties style:font-name="times new roman" fo:font-size="12pt" style:font-size-asian="12pt" style:font-size-complex="12pt"/>
    </style:style>
    <style:style style:name="P93" style:family="paragraph" style:parent-style-name="Standard" style:list-style-name="WW8Num18">
      <style:paragraph-properties fo:margin-left="0.5in" fo:margin-right="0in" fo:text-align="start" style:justify-single-word="false" fo:text-indent="-0.25in" style:auto-text-indent="false" fo:break-before="page">
        <style:tab-stops>
          <style:tab-stop style:position="0.5in"/>
        </style:tab-stops>
      </style:paragraph-properties>
      <style:text-properties style:font-name="times new roman" fo:font-size="12pt" officeooo:paragraph-rsid="0057d5bc" style:font-size-asian="12pt" style:font-size-complex="12pt"/>
    </style:style>
    <style:style style:name="P9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ab-stops>
          <style:tab-stop style:position="0.5in"/>
        </style:tab-stops>
      </style:paragraph-properties>
      <style:text-properties style:font-name="times new roman" fo:font-size="12pt" fo:language="el" fo:country="GR" fo:font-weight="bold" officeooo:rsid="00364b6e" officeooo:paragraph-rsid="003a8139" fo:background-color="transparent" style:font-size-asian="12pt" style:font-weight-asian="bold" style:font-name-complex="Times New Roman" style:font-size-complex="12pt" style:font-weight-complex="bold"/>
    </style:style>
    <style:style style:name="P9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n" fo:country="US" fo:font-style="italic" officeooo:paragraph-rsid="00512008" style:font-size-asian="12pt" style:font-style-asian="italic" style:font-name-complex="Andale Mono" style:font-size-complex="12pt" style:font-style-complex="italic"/>
    </style:style>
    <style:style style:name="P96" style:family="paragraph" style:parent-style-name="Heading_20_1" style:master-page-name="Standard">
      <style:paragraph-properties fo:margin-top="0in" fo:margin-bottom="0in" loext:contextual-spacing="false" fo:line-height="100%" fo:text-align="center" style:justify-single-word="false" style:page-number="auto"/>
      <style:text-properties style:font-name="times new roman" fo:font-size="12pt" style:text-underline-style="none" fo:font-weight="bold" style:font-size-asian="12pt" style:font-weight-asian="bold" style:font-size-complex="12pt" style:font-weight-complex="bold"/>
    </style:style>
    <style:style style:name="P97" style:family="paragraph" style:parent-style-name="Heading_20_1">
      <style:paragraph-properties fo:margin-top="0in" fo:margin-bottom="0in" loext:contextual-spacing="false" fo:line-height="100%" fo:text-align="center" style:justify-single-word="false"/>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e9680" style:font-weight-asian="bold" style:font-weight-complex="bold"/>
    </style:style>
    <style:style style:name="T3" style:family="text">
      <style:text-properties fo:font-weight="bold" officeooo:rsid="001ffcbd" style:font-weight-asian="bold" style:font-weight-complex="bold"/>
    </style:style>
    <style:style style:name="T4" style:family="text">
      <style:text-properties fo:font-weight="bold" officeooo:rsid="0033c792" fo:background-color="#ffffff" loext:char-shading-value="0"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1e9680" fo:background-color="transparent" loext:char-shading-value="0" style:font-weight-asian="bold" style:font-weight-complex="bold"/>
    </style:style>
    <style:style style:name="T7" style:family="text">
      <style:text-properties fo:language="en" fo:country="US"/>
    </style:style>
    <style:style style:name="T8" style:family="text">
      <style:text-properties fo:language="en" fo:country="US" style:font-name-complex="Times New Roman"/>
    </style:style>
    <style:style style:name="T9" style:family="text">
      <style:text-properties fo:language="en" fo:country="US" officeooo:rsid="0049064d" style:font-name-complex="Times New Roman"/>
    </style:style>
    <style:style style:name="T10" style:family="text">
      <style:text-properties fo:language="en" fo:country="US" fo:font-weight="bold" style:font-weight-asian="bold" style:font-name-complex="Andale Mono" style:font-weight-complex="bold"/>
    </style:style>
    <style:style style:name="T11" style:family="text">
      <style:text-properties fo:language="en" fo:country="US" fo:font-weight="bold" style:font-weight-asian="bold" style:font-name-complex="Times New Roman"/>
    </style:style>
    <style:style style:name="T12" style:family="text">
      <style:text-properties fo:language="en" fo:country="US" fo:font-weight="bold" fo:background-color="transparent" loext:char-shading-value="0" style:font-weight-asian="bold" style:font-name-complex="Times New Roman" style:font-weight-complex="bold"/>
    </style:style>
    <style:style style:name="T13" style:family="text">
      <style:text-properties fo:language="en" fo:country="US" fo:font-weight="bold" officeooo:rsid="004e9b46" fo:background-color="transparent" loext:char-shading-value="0" style:font-weight-asian="bold" style:font-name-complex="Times New Roman" style:font-weight-complex="bold"/>
    </style:style>
    <style:style style:name="T14" style:family="text">
      <style:text-properties fo:language="en" fo:country="US" fo:font-style="italic" fo:font-weight="bold" style:font-style-asian="italic" style:font-weight-asian="bold" style:font-name-complex="Times New Roman"/>
    </style:style>
    <style:style style:name="T15" style:family="text">
      <style:text-properties officeooo:rsid="0025c0e3"/>
    </style:style>
    <style:style style:name="T16" style:family="text">
      <style:text-properties officeooo:rsid="00282997"/>
    </style:style>
    <style:style style:name="T17" style:family="text">
      <style:text-properties fo:font-style="italic" officeooo:rsid="00282997"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8299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82997" style:font-style-asian="normal" style:font-weight-asian="normal" style:font-style-complex="normal" style:font-weight-complex="normal"/>
    </style:style>
    <style:style style:name="T22" style:family="text">
      <style:text-properties fo:font-style="normal" fo:background-color="transparent" loext:char-shading-value="0" style:font-style-asian="normal" style:font-style-complex="normal"/>
    </style:style>
    <style:style style:name="T23" style:family="text">
      <style:text-properties fo:font-style="normal" officeooo:rsid="0029a165" fo:background-color="transparent" loext:char-shading-value="0" style:font-style-asian="normal" style:font-style-complex="normal"/>
    </style:style>
    <style:style style:name="T24" style:family="text">
      <style:text-properties fo:font-style="normal" fo:font-weight="bold" officeooo:rsid="00282997" style:font-style-asian="normal" style:font-weight-asian="bold" style:font-style-complex="normal" style:font-weight-complex="bold"/>
    </style:style>
    <style:style style:name="T25" style:family="text">
      <style:text-properties officeooo:rsid="0030a40f"/>
    </style:style>
    <style:style style:name="T26" style:family="text">
      <style:text-properties officeooo:rsid="003a8139"/>
    </style:style>
    <style:style style:name="T27" style:family="text">
      <style:text-properties officeooo:rsid="003ec884"/>
    </style:style>
    <style:style style:name="T28" style:family="text">
      <style:text-properties officeooo:rsid="0047c774"/>
    </style:style>
    <style:style style:name="T2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189eb4" style:text-blinking="false" fo:background-color="transparent" loext:char-shading-value="0"/>
    </style:style>
    <style:style style:name="T33" style:family="text">
      <style:text-properties fo:background-color="transparent" loext:char-shading-value="0"/>
    </style:style>
    <style:style style:name="T34" style:family="text">
      <style:text-properties officeooo:rsid="001e9680"/>
    </style:style>
    <style:style style:name="T35" style:family="text">
      <style:text-properties fo:font-weight="normal" style:font-weight-asian="normal" style:font-weight-complex="normal"/>
    </style:style>
    <style:style style:name="T36" style:family="text">
      <style:text-properties fo:font-weight="normal" fo:background-color="transparent" loext:char-shading-value="0" style:font-weight-asian="normal" style:font-weight-complex="normal"/>
    </style:style>
    <style:style style:name="T37" style:family="text">
      <style:text-properties fo:font-weight="normal" fo:background-color="#fff200" loext:char-shading-value="0" style:font-weight-asian="normal" style:font-weight-complex="normal"/>
    </style:style>
    <style:style style:name="T38" style:family="text">
      <style:text-properties fo:font-weight="normal" fo:background-color="#fff200" loext:char-shading-value="0" style:font-weight-asian="normal" style:font-weight-complex="normal"/>
    </style:style>
    <style:style style:name="T39" style:family="text">
      <style:text-properties style:font-name="times new roman" fo:font-size="12pt" fo:language="en" fo:country="US" fo:font-style="italic" style:font-size-asian="12pt" style:font-style-asian="italic" style:font-name-complex="Times New Roman" style:font-size-complex="12pt"/>
    </style:style>
    <style:style style:name="T40" style:family="text">
      <style:text-properties style:font-name="times new roman" fo:font-size="12pt" style:font-size-asian="12pt" style:font-size-complex="12pt"/>
    </style:style>
    <style:style style:name="T41" style:family="text">
      <style:text-properties fo:language="el" fo:country="GR" style:font-name-complex="Times New Roman"/>
    </style:style>
    <style:style style:name="T42" style:family="text">
      <style:text-properties fo:language="el" fo:country="GR" officeooo:rsid="001d4b2e" style:font-name-complex="Times New Roman"/>
    </style:style>
    <style:style style:name="T43" style:family="text">
      <style:text-properties fo:language="el" fo:country="GR" officeooo:rsid="002358d1" style:font-name-complex="Times New Roman"/>
    </style:style>
    <style:style style:name="T44" style:family="text">
      <style:text-properties fo:language="el" fo:country="GR" officeooo:rsid="00364b6e" style:font-name-complex="Times New Roman"/>
    </style:style>
    <style:style style:name="T45" style:family="text">
      <style:text-properties fo:language="el" fo:country="GR" officeooo:rsid="003a8139" style:font-name-complex="Times New Roman"/>
    </style:style>
    <style:style style:name="T46" style:family="text">
      <style:text-properties fo:language="el" fo:country="GR" fo:font-weight="bold" style:font-weight-asian="bold" style:font-name-complex="Times New Roman"/>
    </style:style>
    <style:style style:name="T47" style:family="text">
      <style:text-properties fo:language="el" fo:country="GR" fo:font-weight="bold" officeooo:rsid="001d4b2e" style:font-weight-asian="bold" style:font-name-complex="Times New Roman" style:font-weight-complex="bold"/>
    </style:style>
    <style:style style:name="T48" style:family="text">
      <style:text-properties fo:language="el" fo:country="GR" fo:font-weight="bold" style:font-weight-asian="bold" style:font-name-complex="Andale Mono" style:font-weight-complex="bold"/>
    </style:style>
    <style:style style:name="T49" style:family="text">
      <style:text-properties fo:language="el" fo:country="GR" fo:font-weight="bold" officeooo:rsid="003a8139" style:font-weight-asian="bold" style:font-name-complex="Andale Mono" style:font-weight-complex="bold"/>
    </style:style>
    <style:style style:name="T50" style:family="text">
      <style:text-properties fo:language="el" fo:country="GR" fo:font-weight="bold" officeooo:rsid="002358d1" fo:background-color="transparent" loext:char-shading-value="0" style:font-weight-asian="bold" style:font-name-complex="Times New Roman" style:font-weight-complex="bold"/>
    </style:style>
    <style:style style:name="T51" style:family="text">
      <style:text-properties fo:language="el" fo:country="GR" fo:font-style="normal" officeooo:rsid="0035ccf2" style:font-style-asian="normal" style:font-name-complex="Times New Roman" style:font-style-complex="normal"/>
    </style:style>
    <style:style style:name="T52" style:family="text">
      <style:text-properties fo:language="el" fo:country="GR" fo:font-style="italic" officeooo:rsid="0035ccf2" style:font-style-asian="italic" style:font-name-complex="Times New Roman" style:font-style-complex="italic"/>
    </style:style>
    <style:style style:name="T53" style:family="text">
      <style:text-properties fo:language="el" fo:country="GR" fo:font-style="italic" fo:font-weight="bold" style:font-style-asian="italic" style:font-weight-asian="bold" style:font-name-complex="Times New Roman"/>
    </style:style>
    <style:style style:name="T54" style:family="text">
      <style:text-properties fo:language="el" fo:country="GR" style:font-name-complex="Andale Mono"/>
    </style:style>
    <style:style style:name="T55" style:family="text">
      <style:text-properties fo:language="el" fo:country="GR" fo:font-weight="normal" officeooo:rsid="001d4b2e" style:font-weight-asian="normal" style:font-name-complex="Times New Roman" style:font-weight-complex="normal"/>
    </style:style>
    <style:style style:name="T56" style:family="text">
      <style:text-properties style:font-name-complex="Times New Roman"/>
    </style:style>
    <style:style style:name="T57" style:family="text">
      <style:text-properties fo:background-color="#fff200" loext:char-shading-value="0"/>
    </style:style>
    <style:style style:name="T58"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Διαχείριση Δικτύων – Ευφυή Δίκτυα</text:h>
      <text:p text:style-name="P85"/>
      <text:p text:style-name="P80"><text:span text:style-name="T30">ΟΝΟΜΑ: </text:span><text:span text:style-name="T31">ΠΑΠΑΔΟΠΟΥΛΛΟΣ ΜΙΧΑΛΗΣ</text:span></text:p>
      <text:p text:style-name="P80"><text:span text:style-name="T30">Α.Μ:</text:span><text:span text:style-name="T29"> </text:span><text:span text:style-name="T31">03114702</text:span></text:p>
      <text:p text:style-name="P80"><text:span text:style-name="T30">ΟΝΟΜΑ: </text:span><text:span text:style-name="T31">KΑΡΔΑΡΗΣ XΑΡΑΛΑΜΠΟ</text:span><text:span text:style-name="T32">Σ</text:span></text:p>
      <text:p text:style-name="P80"><text:span text:style-name="T30">Α.Μ:</text:span><text:span text:style-name="T29"> </text:span><text:span text:style-name="T31">03114074</text:span></text:p>
      <text:p text:style-name="P78"/>
      <text:p text:style-name="P79">ΟΜΑΔΑ: netmg034</text:p>
      <text:p text:style-name="P8"/>
      <text:h text:style-name="P97" text:outline-level="1"><text:span text:style-name="T7">4</text:span>η Ομάδα Ασκήσεων</text:h>
      <text:p text:style-name="P2">Άσκηση 1 </text:p>
      <text:p text:style-name="P2"/>
      <text:p text:style-name="P3">Στο αρχείο trace_b.cap έχουν καταγραφεί τα πακέτα που πέρασαν από τον κόμβο <text:span text:style-name="T1">cornuto.netmode.ece.ntua.gr</text:span> σε ένα χρονικό διάστημα κάποιων δευτερολέπτων. Για την καταγραφή των πακέτων χρησιμοποιήθηκε το πρόγραμμα tcpdump. Στο διάστημα αυτό έτρεξαν τέσσερις εντολές ping, και ζητήθηκαν πληροφορίες DNS από τον Name Server <text:span text:style-name="T1">ulysses.noc.ntua.gr</text:span>. Με τη χρήση του προγράμματος wireshark αναζητήστε στο παραπάνω αρχείο τις απαντήσεις στα παρακάτω ερωτήματα:</text:p>
      <text:p text:style-name="P3"/>
      <text:list xml:id="list2851792792" text:style-name="WW8Num14">
        <text:list-item>
          <text:p text:style-name="P86">Ο διαχειριστής του cornuto.netmode.ntua.gr έσβησε τον πίνακα ARP του κόμβου και στην συνέχεια πραγματοποίησε δύο ping ερωτήματα. Σε ποιους κόμβους - προορισμούς (IP address &amp; DNS name) έγιναν τα ping ερωτήματα (τα δύο πρώτα); Τι πληροφορίες - πακέτα ανταλλάχθηκαν πριν την πραγματοποίηση των ping ερωτημάτων; Εξηγήστε</text:p>
        </text:list-item>
      </text:list>
      <text:p text:style-name="P3"><text:tab/></text:p>
      <text:p text:style-name="P12"><text:span text:style-name="T41"><text:tab/></text:span><text:span text:style-name="T55">Αρχικά, βρίσκουμε τη διεύθυνση IP του μηχανήματος</text:span><text:span text:style-name="T47"> <text:tab/>(cornuto.netmode.ece.ntua.gr =&gt; 147.102.13.30)</text:span></text:p>
      <text:p text:style-name="P3"><text:tab/></text:p>
      <text:p text:style-name="P68"><text:span text:style-name="T42">E</text:span><text:span text:style-name="T41">φαρμόζουμε φίλτρο </text:span><text:span text:style-name="T43">(</text:span><text:span text:style-name="T50">icmp.type==8</text:span><text:span text:style-name="T43">)</text:span><text:span text:style-name="T41"> ώστε να εμφανιστούν μονο τα πακετα ενδιαφέροντος:</text:span></text:p>
      <text:p text:style-name="P40"/>
      <text:p text:style-name="P54">netmg034@maria ~&gt; host 147.102.13.1 <text:s text:c="8"/></text:p>
      <text:p text:style-name="P54">1.13.102.147.in-addr.arpa domain name pointer averel.netmode.ece.ntua.gr.</text:p>
      <text:p text:style-name="P54"/>
      <text:p text:style-name="P15">Πριν την πραγματοποίηση του παραπάνω ping request ο ο κόμβος έκανε ένα arp request για τη διεύθυνση 147.102.13.1 <text:span text:style-name="T27">με σκοπό να μάθει την MAC διεύθυνση</text:span></text:p>
      <text:p text:style-name="P15"/>
      <text:p text:style-name="P18">Wireshark → </text:p>
      <text:p text:style-name="P18">35<text:tab/>7.423929<text:tab/>AsustekC_ba:d1:41<text:tab/>Broadcast<text:tab/>ARP<text:tab/>42<text:tab/>Who has 147.102.13.1? Tell 147.102.13.30</text:p>
      <text:p text:style-name="P54"/>
      <text:p text:style-name="P54">netmg034@maria ~&gt; host 192.108.114.2</text:p>
      <text:p text:style-name="P54">Host 2.114.108.192.in-addr.arpa. not found: 3(NXDOMAIN)</text:p>
      <text:p text:style-name="P55">&gt;&gt; IP: 192.108.114.2, Name: duth.gr</text:p>
      <text:p text:style-name="P55"/>
      <text:p text:style-name="P16">Πριν την πραγματοποίηση του παραπάνω ping request ο ο κόμβος έκανε ένα <text:span text:style-name="T27">dns</text:span> request <text:span text:style-name="T27">προς τον κόμβο 147.102.13.10 που είναι name server </text:span>για τ<text:span text:style-name="T27">ο</text:span> <text:span text:style-name="T27">όνομα</text:span> <text:span text:style-name="T27">www.duth.gr</text:span> <text:span text:style-name="T27">με σκοπό να μάθει την IP διεύθυνση του.</text:span></text:p>
      <text:p text:style-name="P18">Wireshark →</text:p>
      <text:p text:style-name="P17"><text:soft-page-break/>66<text:tab/>13.430757<text:tab/>147.102.13.30<text:tab/>147.102.13.10<text:tab/>DNS<text:tab/>71<text:tab/>Standard query 0xd941 A www.duth.gr</text:p>
      <text:p text:style-name="P59"/>
      <text:p text:style-name="P76"><text:tab/>Τα παρακάτω είναι τα άλλα 2 ping requests.</text:p>
      <text:p text:style-name="P56"/>
      <text:p text:style-name="P54">netmg034@maria ~&gt; host 195.134.71.229</text:p>
      <text:p text:style-name="P54">Host 229.71.134.195.in-addr.arpa. not found: 3(NXDOMAIN)</text:p>
      <text:p text:style-name="P57"><text:span text:style-name="T15">&gt;&gt; </text:span>IP: 195.134.71.229, Name: sites.uoa.gr</text:p>
      <text:p text:style-name="P75"><text:tab/>netmg034@maria ~&gt; host 155.207.1.12 <text:s/></text:p>
      <text:p text:style-name="P14"><text:span text:style-name="T40">12.1.207.155.in-addr.arpa domain name pointer </text:span><text:a xlink:type="simple" xlink:href="http://www.ccf.auth.gr/" text:style-name="Internet_20_link" text:visited-style-name="Visited_20_Internet_20_Link"><text:span text:style-name="T40">www.ccf.auth.gr</text:span></text:a><text:span text:style-name="T40">.</text:span></text:p>
      <text:p text:style-name="P33"/>
      <text:list xml:id="list103543331922858" text:continue-numbering="true" text:style-name="WW8Num14">
        <text:list-item>
          <text:p text:style-name="P86">Τι πληροφορία ζητήθηκε από τον Name Server ulysses.noc.ntua.gr; Ποιο πρωτόκολλο μεταφοράς χρησιμοποιήθηκε; Καταγράψτε τα identification numbers της IP επικεφαλίδας των πακέτων της απάντησης. Αποτέλεσμα ποιας εντολής είναι η ακουλουθία των πακέτων; </text:p>
        </text:list-item>
      </text:list>
      <text:p text:style-name="P3"><text:tab/></text:p>
      <text:p text:style-name="P61"><text:span text:style-name="T34">Εφαρμόζουμε κατάλληλο φίλτρο (ip.dst==147.102.222.230) και παρατηρουμε ότι στάληκε αίτημα </text:span><text:span text:style-name="T6">ZONE-TRANSFER (AXFR)</text:span><text:span text:style-name="T34"> για το domain: netmode.ece.ntua.gr.</text:span></text:p>
      <text:p text:style-name="P19"/>
      <text:p text:style-name="P34"><text:span text:style-name="T2">Τ</text:span><text:span text:style-name="T3">ο πακέτο όπως φαίνεται στο wireshark:</text:span></text:p>
      <text:p text:style-name="P62">110<text:tab/>0.000055<text:tab/>147.102.13.30<text:tab/>147.102.222.230<text:tab/>DNS<text:tab/>105<text:tab/>Standard query 0x20e4 AXFR netmode.ece.ntua.gr</text:p>
      <text:p text:style-name="P35"/>
      <text:p text:style-name="P36">To πρωτόκολλο που χρησιμοποιήθηκε είναι το DNS για την ερώτηση: </text:p>
      <text:p text:style-name="P25">dig @ulysses.noc.ntua.gr netmode.ece.ntua.gr</text:p>
      <text:p text:style-name="P20"/>
      <text:p text:style-name="P26">DNS Query:</text:p>
      <text:p text:style-name="P41">Identification: 0x7ad6 (31446)</text:p>
      <text:p text:style-name="P26">DNS Response:</text:p>
      <text:p text:style-name="P42">Identification: 0xb25b (45659)</text:p>
      <text:p text:style-name="P21"/>
      <text:p text:style-name="P3"><text:tab/></text:p>
      <text:list xml:id="list103544232980956" text:continue-numbering="true" text:style-name="WW8Num14">
        <text:list-item>
          <text:p text:style-name="P86">Αναφορικά με το ping στον κόμβο www.uoa.gr: Τι πληροφορία ενθυλακώθηκε στην απάντηση του ερωτήματος; Εξηγήστε. Αποτέλεσμα ποιας εντολής είναι η ακολουθία των πακέτων;</text:p>
        </text:list-item>
      </text:list>
      <text:p text:style-name="P63"/>
      <text:p text:style-name="P37">Στην απάντηση που λαμβάνουμε απο τον κόμβο 195.134.71.229 <text:span text:style-name="T16">ενθυλακώνονται στο πακέτο IP στο πεδίο </text:span><text:span text:style-name="T17">options</text:span><text:span text:style-name="T19"> πληροφορίες για τη </text:span><text:span text:style-name="T24">διαδρομή του πακέτου</text:span><text:span text:style-name="T19">.</text:span></text:p>
      <text:p text:style-name="P22"><text:span text:style-name="T21">Σ</text:span><text:span text:style-name="T20">υνεπώς εκτελέστηκε η εντολή:</text:span><text:span text:style-name="T18"> </text:span><text:span text:style-name="T22">ping -R </text:span><text:span text:style-name="T23">uoa.gr</text:span></text:p>
      <text:p text:style-name="P46">ntua-uoa.core.ntua.gr (147.102.224.33)</text:p>
      <text:p text:style-name="P46">195.134.71.1 (195.134.71.1)</text:p>
      <text:p text:style-name="P46">195.134.71.229 (195.134.71.229)</text:p>
      <text:p text:style-name="P46">195.134.71.229 (195.134.71.229)</text:p>
      <text:p text:style-name="P46">147.102.224.34 (147.102.224.34)</text:p>
      <text:p text:style-name="P46">router.netmode.ece.ntua.gr (147.102.13.200)</text:p>
      <text:list xml:id="list103543361637400" text:continue-numbering="true" text:style-name="WW8Num14">
        <text:list-item>
          <text:p text:style-name="P87">Αναφορικά με το ping στον κόμβο www.auth.gr: Γιατί παρατηρούνται πολλαπλά πακέτα ερώτησης / απάντησης; Εξηγήστε. Αποτέλεσμα ποιας εντολής είναι η ακολουθία των πακέτων;</text:p>
          <text:p text:style-name="P86"/>
        </text:list-item>
      </text:list>
      <text:p text:style-name="P38">Συγκεκριμένα παρατηρούμε οτι η απάντηση έχει κατατμηθεί σε συνολικά τρία (3) fragments των <text:span text:style-name="T5">1480, 1480, 48 bytes</text:span><text:span text:style-name="T33">.</text:span></text:p>
      <text:p text:style-name="P39">Παρατηρώντας το ICMP ECHO REQUEST που στάληκε στον κόμβο του auth.gr, βλέπουμε οτι το μέγεθος των δεδομένων (DATA) ειναι 2992 bytes και το οποίο στάληκε (ομοίως με την απάντηση) σε τρία (3) τμήματα (fragments). <text:span text:style-name="T25">Απ’ αυτό καταλαβαίνουμε ότι η MTU = 1500 bytes – αφου</text:span></text:p>
      <text:p text:style-name="P27">1480 (data) + 20 (header) = 1500 bytes</text:p>
      <text:p text:style-name="P43">Η εντολή που εκτελέστηκε: <text:span text:style-name="T4">ping -s 2992 auth.gr</text:span></text:p>
      <text:p text:style-name="P23"/>
      <text:p text:style-name="P3"/>
      <text:p text:style-name="P2"/>
      <text:p text:style-name="P70">Άσκηση 2</text:p>
      <text:p text:style-name="P4"/>
      <text:p text:style-name="P3">Με τη βοήθεια του εργαλείου «openssl» ζητούνται να εκτελεστούν τα παρακάτω βήματα και να απαντηθούν οι αντίστοιχες ερωτήσεις:</text:p>
      <text:p text:style-name="P3"/>
      <text:list xml:id="list220839911" text:style-name="WW8Num18">
        <text:list-item>
          <text:p text:style-name="P89"><text:span text:style-name="T41">Δημιουργία ενός πιστοποιητικού το οποίο να είναι υπογεγραμμένο από την αρχή πιστοποίησης (</text:span><text:span text:style-name="T56">certificate</text:span><text:span text:style-name="T41"> </text:span><text:span text:style-name="T56">authority</text:span><text:span text:style-name="T41">) που βρίσκεται στο μηχάνημα </text:span><text:span text:style-name="T8">maria</text:span><text:span text:style-name="T41">.</text:span><text:span text:style-name="T8">netmode</text:span><text:span text:style-name="T41">.</text:span><text:span text:style-name="T8">ntua</text:span><text:span text:style-name="T41">.</text:span><text:span text:style-name="T8">gr</text:span><text:span text:style-name="T41">. Εξηγήστε τα βήματα που απαιτούνται και καταγράψτε τις αντίστοιχες εντολές.<text:tab/></text:span></text:p>
          <text:p text:style-name="P90"/>
          <text:p text:style-name="P91"><text:span text:style-name="T51">Δημιουργουμε τα αρχεία που χρειαζεται το /</text:span><text:span text:style-name="T52">usr/lib/ssl/openssl.cnf:</text:span></text:p>
        </text:list-item>
      </text:list>
      <text:p text:style-name="P64">mkdir -p newcerts</text:p>
      <text:p text:style-name="P47">touch ~/index.txt{,.attr}</text:p>
      <text:p text:style-name="P47">echo “01” &gt; ~/serial</text:p>
      <text:p text:style-name="P47"/>
      <text:p text:style-name="P58"><text:span text:style-name="T44">Δημιουργουμε το </text:span><text:span text:style-name="T45">private key:</text:span><text:span text:style-name="T44"> </text:span></text:p>
      <text:p text:style-name="P30"><text:tab/>netmg034@maria ~&gt; openssl genrsa -out nm34.key <text:s/></text:p>
      <text:p text:style-name="P30"/>
      <text:p text:style-name="P44"><text:span text:style-name="T26">Δημιουργ</text:span>ουμε το certificate <text:span text:style-name="T26">sign request (CSR)</text:span>:</text:p>
      <text:p text:style-name="P31"><text:tab/>netmg034@maria ~&gt; openssl req -new -key nm34.key -keyform PEM -out nm34.csr</text:p>
      <text:p text:style-name="P31"/>
      <text:p text:style-name="P45">Υπογράφουμε το certificate (selfsign):</text:p>
      <text:p text:style-name="P28"><text:tab/>netmg034@maria ~&gt; openssl ca -in nm34.csr <text:s/>-out nm34.crt</text:p>
      <text:p text:style-name="P32"/>
      <text:list xml:id="list103543101619302" text:continue-numbering="true" text:style-name="WW8Num18">
        <text:list-item>
          <text:p text:style-name="P88"><text:span text:style-name="T41">Με χρήση της εντολής <text:line-break/></text:span><text:span text:style-name="T10">openssl</text:span><text:span text:style-name="T48"> </text:span><text:span text:style-name="T10">s</text:span><text:span text:style-name="T48">_</text:span><text:span text:style-name="T10">client</text:span><text:span text:style-name="T48"> -</text:span><text:span text:style-name="T10">state</text:span><text:span text:style-name="T48"> -</text:span><text:span text:style-name="T10">host</text:span><text:span text:style-name="T48"> </text:span><text:span text:style-name="T10">netmg</text:span><text:span text:style-name="T48">.</text:span><text:span text:style-name="T10">netmode</text:span><text:span text:style-name="T48">.</text:span><text:span text:style-name="T10">ntua</text:span><text:span text:style-name="T48">.</text:span><text:span text:style-name="T10">gr</text:span><text:span text:style-name="T48"> -</text:span><text:span text:style-name="T10">port</text:span><text:span text:style-name="T48"> 443 -</text:span><text:span text:style-name="T10">tls</text:span><text:span text:style-name="T48">1</text:span><text:span text:style-name="T54"><text:line-break/></text:span><text:span text:style-name="T41">δοκιμάστε να συνδεθείτε στον </text:span><text:span text:style-name="T8">secure</text:span><text:span text:style-name="T41"> </text:span><text:span text:style-name="T8">web</text:span><text:span text:style-name="T41"> </text:span><text:span text:style-name="T8">server</text:span><text:span text:style-name="T41"> που λειτουργεί στο μηχάνημα </text:span><text:span text:style-name="T8">netmg</text:span><text:span text:style-name="T41">.</text:span><text:span text:style-name="T8">netmode</text:span><text:span text:style-name="T41">.</text:span><text:span text:style-name="T8">ntua</text:span><text:span text:style-name="T41">.</text:span><text:span text:style-name="T8">gr</text:span><text:span text:style-name="T41"> (</text:span><text:span text:style-name="T8">port</text:span><text:span text:style-name="T41"> 443). Εξηγήστε τι συμβαίνει.</text:span></text:p>
        </text:list-item>
      </text:list>
      <text:p text:style-name="P82"/>
      <text:p text:style-name="P65"><text:span text:style-name="T35">netmg034@maria</text:span> ~&gt; openssl s_client -state -host netmg.netmode.ntua.gr -port 443 -<text:span text:style-name="T28">tls1</text:span> <text:s text:c="24"/></text:p>
      <text:p text:style-name="P24"/>
      <text:p text:style-name="P35">openssl s_client -state -host netmg.netmode.ntua.gr -port 443 -tls1</text:p>
      <text:p text:style-name="P35">CONNECTED(00000003)</text:p>
      <text:p text:style-name="P35">SSL_connect:before SSL initialization</text:p>
      <text:p text:style-name="P35">SSL_connect:SSLv3/TLS write client hello</text:p>
      <text:p text:style-name="P35">SSL_connect:SSLv3/TLS write client hello</text:p>
      <text:p text:style-name="P35">SSL_connect:SSLv3/TLS read server hello</text:p>
      <text:p text:style-name="P35">depth=0 C = GR, ST = ATTICA, O = NTUA, OU = NETMODE, CN = NETMAN Web Server, emailAddress = netman@netmode.ntua.gr</text:p>
      <text:p text:style-name="P35">verify error:num=66:EE certificate key too weak</text:p>
      <text:p text:style-name="P35">verify return:1</text:p>
      <text:p text:style-name="P35">depth=0 C = GR, ST = ATTICA, O = NTUA, OU = NETMODE, CN = NETMAN Web Server, emailAddress = netman@netmode.ntua.gr</text:p>
      <text:p text:style-name="P35">verify error:num=20:unable to get local issuer certificate</text:p>
      <text:p text:style-name="P35">verify return:1</text:p>
      <text:p text:style-name="P35">depth=0 C = GR, ST = ATTICA, O = NTUA, OU = NETMODE, CN = NETMAN Web Server, emailAddress = netman@netmode.ntua.gr</text:p>
      <text:p text:style-name="P35">verify error:num=21:unable to verify the first certificate</text:p>
      <text:p text:style-name="P35"><text:soft-page-break/>verify return:1</text:p>
      <text:p text:style-name="P35">SSL_connect:SSLv3/TLS read server certificate</text:p>
      <text:p text:style-name="P35">SSL_connect:SSLv3/TLS read server key exchange</text:p>
      <text:p text:style-name="P35">SSL_connect:SSLv3/TLS read server certificate request</text:p>
      <text:p text:style-name="P35">SSL_connect:SSLv3/TLS read server done</text:p>
      <text:p text:style-name="P35">SSL_connect:SSLv3/TLS write client certificate</text:p>
      <text:p text:style-name="P35">SSL_connect:SSLv3/TLS write client key exchange</text:p>
      <text:p text:style-name="P35">SSL_connect:SSLv3/TLS write change cipher spec</text:p>
      <text:p text:style-name="P35">SSL_connect:SSLv3/TLS write finished</text:p>
      <text:p text:style-name="P29">SSL3 alert read:fatal:handshake failure</text:p>
      <text:p text:style-name="P35">SSL_connect:error in SSLv3/TLS write finished</text:p>
      <text:p text:style-name="P35">140180747793664:error:14094410:SSL routines:ssl3_read_bytes:sslv3 <text:span text:style-name="T5">alert handshake failure:../ssl/record/rec_layer_s3.c:1399:SSL alert number 40</text:span></text:p>
      <text:p text:style-name="P35">---</text:p>
      <text:p text:style-name="P35">Certificate chain</text:p>
      <text:p text:style-name="P35"><text:s/>0 s:/C=GR/ST=ATTICA/O=NTUA/OU=NETMODE/CN=NETMAN Web Server/emailAddress=netman@netmode.ntua.gr</text:p>
      <text:p text:style-name="P35"><text:s text:c="3"/>i:/C=GR/ST=Attica/L=Athens/O=NTUA/OU=NETMODE/CN=NETMODE COURSE CA - 2008/emailAddress=root@netmode.ntua.gr</text:p>
      <text:p text:style-name="P35">---</text:p>
      <text:p text:style-name="P35">Server certificate</text:p>
      <text:p text:style-name="P35">-----BEGIN CERTIFICATE-----</text:p>
      <text:p text:style-name="P35">MIIDZjCCAs+gAwIBAgIBAzANBgkqhkiG9w0BAQQFADCBmDELMAkGA1UEBhMCR1Ix</text:p>
      <text:p text:style-name="P35">DzANBgNVBAgTBkF0dGljYTEPMA0GA1UEBxMGQXRoZW5zMQ0wCwYDVQQKEwROVFVB</text:p>
      <text:p text:style-name="P35">MRAwDgYDVQQLEwdORVRNT0RFMSEwHwYDVQQDExhORVRNT0RFIENPVVJTRSBDQSAt</text:p>
      <text:p text:style-name="P35">IDIwMDgxIzAhBgkqhkiG9w0BCQEWFHJvb3RAbmV0bW9kZS5udHVhLmdyMB4XDTE0</text:p>
      <text:p text:style-name="P35">MTExMTEyMjU0NVoXDTE1MTExMTEyMjU0NVowgYIxCzAJBgNVBAYTAkdSMQ8wDQYD</text:p>
      <text:p text:style-name="P35">VQQIEwZBVFRJQ0ExDTALBgNVBAoTBE5UVUExEDAOBgNVBAsTB05FVE1PREUxGjAY</text:p>
      <text:p text:style-name="P35">BgNVBAMTEU5FVE1BTiBXZWIgU2VydmVyMSUwIwYJKoZIhvcNAQkBFhZuZXRtYW5A</text:p>
      <text:p text:style-name="P35">bmV0bW9kZS5udHVhLmdyMFwwDQYJKoZIhvcNAQEBBQADSwAwSAJBAJx7sRiA6WX2</text:p>
      <text:p text:style-name="P35">+EYo2v1ruc102eCrcth5VzR5WvpBA3Nqt7u6+5f0qHSqvP3EiAn8XFwq93s06MLO</text:p>
      <text:p text:style-name="P35">6cM2MeD68aMCAwEAAaOCARYwggESMAkGA1UdEwQCMAAwLAYJYIZIAYb4QgENBB8W</text:p>
      <text:p text:style-name="P35">HU9wZW5TU0wgR2VuZXJhdGVkIENlcnRpZmljYXRlMB0GA1UdDgQWBBRLUmCxHMf0</text:p>
      <text:p text:style-name="P35">h3RtSn6u8105gbYUtDCBtwYDVR0jBIGvMIGsoYGepIGbMIGYMQswCQYDVQQGEwJH</text:p>
      <text:p text:style-name="P35">UjEPMA0GA1UECBMGQXR0aWNhMQ8wDQYDVQQHEwZBdGhlbnMxDTALBgNVBAoTBE5U</text:p>
      <text:p text:style-name="P35">VUExEDAOBgNVBAsTB05FVE1PREUxITAfBgNVBAMTGE5FVE1PREUgQ09VUlNFIENB</text:p>
      <text:p text:style-name="P35"><text:soft-page-break/>IC0gMjAwODEjMCEGCSqGSIb3DQEJARYUcm9vdEBuZXRtb2RlLm50dWEuZ3KCCQCS</text:p>
      <text:p text:style-name="P35">xS+8Lo8BEzANBgkqhkiG9w0BAQQFAAOBgQB35254IiyHmJ2ZzR/jStWiWoFcymaX</text:p>
      <text:p text:style-name="P35">xXtWcJObGyZOxr5cZIKlkRUMarHqwADFrW6GK/Tyj96xis/lsqAomsh1NQH0lZRH</text:p>
      <text:p text:style-name="P35">X+YRfM+5BQYbdiTNMRA4XtKRkwg1PnfbSQAgh44qrqaAfw6MySwII/i5m7ccJyqK</text:p>
      <text:p text:style-name="P35">4/gXss6kWmbGZw==</text:p>
      <text:p text:style-name="P35">-----END CERTIFICATE-----</text:p>
      <text:p text:style-name="P35">subject=/C=GR/ST=ATTICA/O=NTUA/OU=NETMODE/CN=NETMAN Web Server/emailAddress=netman@netmode.ntua.gr</text:p>
      <text:p text:style-name="P35">issuer=/C=GR/ST=Attica/L=Athens/O=NTUA/OU=NETMODE/CN=NETMODE COURSE CA - 2008/emailAddress=root@netmode.ntua.gr</text:p>
      <text:p text:style-name="P35">---</text:p>
      <text:p text:style-name="P35">Acceptable client certificate CA names</text:p>
      <text:p text:style-name="P35">/C=GR/ST=Attica/L=Athens/O=NTUA/OU=NETMODE/CN=maria.netmode.ece.ntua.gr/emailAddress=admin@netmode.ntua.gr</text:p>
      <text:p text:style-name="P35">Client Certificate Types: RSA sign, DSA sign, ECDSA sign</text:p>
      <text:p text:style-name="P35">Server Temp Key: ECDH, P-256, 256 bits</text:p>
      <text:p text:style-name="P35">---</text:p>
      <text:p text:style-name="P35">SSL handshake has read 1284 bytes and written 248 bytes</text:p>
      <text:p text:style-name="P35">Verification error: unable to verify the first certificate</text:p>
      <text:p text:style-name="P35">---</text:p>
      <text:p text:style-name="P35">New, TLSv1.0, Cipher is ECDHE-RSA-AES256-SHA</text:p>
      <text:p text:style-name="P35">Server public key is 512 bit</text:p>
      <text:p text:style-name="P35">Secure Renegotiation IS supported</text:p>
      <text:p text:style-name="P35">Compression: NONE</text:p>
      <text:p text:style-name="P35">Expansion: NONE</text:p>
      <text:p text:style-name="P35">No ALPN negotiated</text:p>
      <text:p text:style-name="P35">SSL-Session:</text:p>
      <text:p text:style-name="P35"><text:s text:c="4"/>Protocol <text:s/>: TLSv1</text:p>
      <text:p text:style-name="P35"><text:s text:c="4"/>Cipher <text:s text:c="3"/>: ECDHE-RSA-AES256-SHA</text:p>
      <text:p text:style-name="P35"><text:s text:c="4"/>Session-ID: </text:p>
      <text:p text:style-name="P35"><text:s text:c="4"/>Session-ID-ctx: </text:p>
      <text:p text:style-name="P35"><text:s text:c="4"/>Master-Key: A0FB75064946157C7AB522746E5B816D7459E2B1513385C7CAFC4E131D2E907E8A7707DE682A2644E5B05FF69AACB839</text:p>
      <text:p text:style-name="P35"><text:s text:c="4"/>PSK identity: None</text:p>
      <text:p text:style-name="P35"><text:s text:c="4"/>PSK identity hint: None</text:p>
      <text:p text:style-name="P35"><text:s text:c="4"/>SRP username: None</text:p>
      <text:p text:style-name="P35"><text:s text:c="4"/>Start Time: 1544267023</text:p>
      <text:p text:style-name="P35"><text:s text:c="4"/>Timeout <text:s text:c="2"/>: 7200 (sec)</text:p>
      <text:p text:style-name="P35"><text:s text:c="4"/>Verify return code: 21 (unable to verify the first certificate)</text:p>
      <text:p text:style-name="P35"><text:s text:c="4"/>Extended master secret: no</text:p>
      <text:p text:style-name="P35">---</text:p>
      <text:p text:style-name="P81"/>
      <text:p text:style-name="P69"><text:span text:style-name="T13">Alert 40: h</text:span><text:span text:style-name="T12">andshake_failure →</text:span><text:span text:style-name="T13"> <text:s/>Indicates that the sender was unable to negotiate an acceptable set of security parameters given the option available. This is a fatal error</text:span></text:p>
      <text:list xml:id="list103542724237590" text:continue-numbering="true" text:style-name="WW8Num18">
        <text:list-item>
          <text:p text:style-name="P93"><text:span text:style-name="T41">Στη συνέχεια δοκιμάστε ξανά τη σύνδεση με χρήση της εντολής<text:line-break/><text:line-break/></text:span><text:span text:style-name="T48">openssl s_client -state -host netmg.netmode.ntua.gr -port 443 -cert </text:span><text:span text:style-name="T49">ca</text:span><text:span text:style-name="T48"> -key &lt;private key file&gt; -tls1</text:span><text:span text:style-name="T54"><text:line-break/></text:span><text:span text:style-name="T41"><text:line-break/>και του πιστοποιητικού που δημιουργήσατε στο πρώτο βήμα. Εξηγήστε τι συμβαίνει σε αυτήν την περίπτωση. Ποιο είναι το </text:span><text:span text:style-name="T8">Common</text:span><text:span text:style-name="T41"> </text:span><text:span text:style-name="T8">Name</text:span><text:span text:style-name="T41"> (</text:span><text:span text:style-name="T8">CN</text:span><text:span text:style-name="T41">) του </text:span><text:span text:style-name="T8">web</text:span><text:span text:style-name="T41"> </text:span><text:span text:style-name="T8">server</text:span><text:span text:style-name="T41">; Ποια αρχή πιστοποίησης έχει υπογράψει το πιστοποιητικό του </text:span><text:span text:style-name="T8">web</text:span><text:span text:style-name="T41"> </text:span><text:span text:style-name="T8">server</text:span><text:span text:style-name="T41">; Από ποια πιστοποιημένη αρχή πρέπει να είναι υπογεγραμμένα τα πιστοποιητικά των χρηστών ώστε να μπορούν να συνδεθούν με τον συγκεκριμένο </text:span><text:span text:style-name="T8">web</text:span><text:span text:style-name="T41"> </text:span><text:span text:style-name="T8">server</text:span></text:p>
        </text:list-item>
      </text:list>
      <text:p text:style-name="P72"/>
      <text:p text:style-name="P66">$ <text:span text:style-name="T1">openssl s_client -state -host netmg.netmode.ntua.gr -port 443 -cert nm34.crt -key nm34.key -tls1</text:span></text:p>
      <text:p text:style-name="P48"/>
      <text:p text:style-name="P48">CONNECTED(00000003)</text:p>
      <text:p text:style-name="P48">SSL_connect:before SSL initialization</text:p>
      <text:p text:style-name="P48">SSL_connect:SSLv3/TLS write client hello</text:p>
      <text:p text:style-name="P48">SSL_connect:SSLv3/TLS write client hello</text:p>
      <text:p text:style-name="P48">SSL_connect:SSLv3/TLS read server hello</text:p>
      <text:p text:style-name="P48">depth=0 C = GR, ST = ATTICA, O = NTUA, OU = NETMODE, CN = NETMAN Web Server, emailAddress = netman@netmode.ntua.gr</text:p>
      <text:p text:style-name="P48">verify error:num=66:EE certificate key too weak</text:p>
      <text:p text:style-name="P48">verify return:1</text:p>
      <text:p text:style-name="P48">depth=0 C = GR, ST = ATTICA, O = NTUA, OU = NETMODE, CN = NETMAN Web Server, emailAddress = netman@netmode.ntua.gr</text:p>
      <text:p text:style-name="P48">verify error:num=20:unable to get local issuer certificate</text:p>
      <text:p text:style-name="P48">verify return:1</text:p>
      <text:p text:style-name="P48">depth=0 C = GR, ST = ATTICA, O = NTUA, OU = NETMODE, CN = NETMAN Web Server, emailAddress = netman@netmode.ntua.gr</text:p>
      <text:p text:style-name="P48">verify error:num=21:unable to verify the first certificate</text:p>
      <text:p text:style-name="P48">verify return:1</text:p>
      <text:p text:style-name="P48">SSL_connect:SSLv3/TLS read server certificate</text:p>
      <text:p text:style-name="P48">SSL_connect:SSLv3/TLS read server key exchange</text:p>
      <text:p text:style-name="P48">SSL_connect:SSLv3/TLS read server certificate request</text:p>
      <text:p text:style-name="P48">SSL_connect:SSLv3/TLS read server done</text:p>
      <text:p text:style-name="P48">SSL_connect:SSLv3/TLS write client certificate</text:p>
      <text:p text:style-name="P48">SSL_connect:SSLv3/TLS write client key exchange</text:p>
      <text:p text:style-name="P48">SSL_connect:SSLv3/TLS write certificate verify</text:p>
      <text:p text:style-name="P48">SSL_connect:SSLv3/TLS write change cipher spec</text:p>
      <text:p text:style-name="P48">SSL_connect:SSLv3/TLS write finished</text:p>
      <text:p text:style-name="P48">SSL_connect:SSLv3/TLS write finished</text:p>
      <text:p text:style-name="P48">SSL_connect:SSLv3/TLS read server session ticket</text:p>
      <text:p text:style-name="P48">SSL_connect:SSLv3/TLS read change cipher spec</text:p>
      <text:p text:style-name="P52">SSL_connect:SSLv3/TLS read finished</text:p>
      <text:p text:style-name="P48">---</text:p>
      <text:p text:style-name="P48">Certificate chain</text:p>
      <text:p text:style-name="P48"><text:s/>0 s:/C=GR/ST=ATTICA/O=NTUA/OU=NETMODE/CN=NETMAN Web Server/emailAddress=netman@netmode.ntua.gr</text:p>
      <text:p text:style-name="P48"><text:s text:c="3"/>i:/C=GR/ST=Attica/L=Athens/O=NTUA/OU=NETMODE/CN=NETMODE COURSE CA - 2008/emailAddress=root@netmode.ntua.gr</text:p>
      <text:p text:style-name="P48"><text:soft-page-break/>---</text:p>
      <text:p text:style-name="P48">Server certificate</text:p>
      <text:p text:style-name="P48">-----BEGIN CERTIFICATE-----</text:p>
      <text:p text:style-name="P48">MIIDZjCCAs+gAwIBAgIBAzANBgkqhkiG9w0BAQQFADCBmDELMAkGA1UEBhMCR1Ix</text:p>
      <text:p text:style-name="P48">DzANBgNVBAgTBkF0dGljYTEPMA0GA1UEBxMGQXRoZW5zMQ0wCwYDVQQKEwROVFVB</text:p>
      <text:p text:style-name="P48">MRAwDgYDVQQLEwdORVRNT0RFMSEwHwYDVQQDExhORVRNT0RFIENPVVJTRSBDQSAt</text:p>
      <text:p text:style-name="P48">IDIwMDgxIzAhBgkqhkiG9w0BCQEWFHJvb3RAbmV0bW9kZS5udHVhLmdyMB4XDTE0</text:p>
      <text:p text:style-name="P48">MTExMTEyMjU0NVoXDTE1MTExMTEyMjU0NVowgYIxCzAJBgNVBAYTAkdSMQ8wDQYD</text:p>
      <text:p text:style-name="P48">VQQIEwZBVFRJQ0ExDTALBgNVBAoTBE5UVUExEDAOBgNVBAsTB05FVE1PREUxGjAY</text:p>
      <text:p text:style-name="P48">BgNVBAMTEU5FVE1BTiBXZWIgU2VydmVyMSUwIwYJKoZIhvcNAQkBFhZuZXRtYW5A</text:p>
      <text:p text:style-name="P48">bmV0bW9kZS5udHVhLmdyMFwwDQYJKoZIhvcNAQEBBQADSwAwSAJBAJx7sRiA6WX2</text:p>
      <text:p text:style-name="P48">+EYo2v1ruc102eCrcth5VzR5WvpBA3Nqt7u6+5f0qHSqvP3EiAn8XFwq93s06MLO</text:p>
      <text:p text:style-name="P48">6cM2MeD68aMCAwEAAaOCARYwggESMAkGA1UdEwQCMAAwLAYJYIZIAYb4QgENBB8W</text:p>
      <text:p text:style-name="P48">HU9wZW5TU0wgR2VuZXJhdGVkIENlcnRpZmljYXRlMB0GA1UdDgQWBBRLUmCxHMf0</text:p>
      <text:p text:style-name="P48">h3RtSn6u8105gbYUtDCBtwYDVR0jBIGvMIGsoYGepIGbMIGYMQswCQYDVQQGEwJH</text:p>
      <text:p text:style-name="P48">UjEPMA0GA1UECBMGQXR0aWNhMQ8wDQYDVQQHEwZBdGhlbnMxDTALBgNVBAoTBE5U</text:p>
      <text:p text:style-name="P48">VUExEDAOBgNVBAsTB05FVE1PREUxITAfBgNVBAMTGE5FVE1PREUgQ09VUlNFIENB</text:p>
      <text:p text:style-name="P48">IC0gMjAwODEjMCEGCSqGSIb3DQEJARYUcm9vdEBuZXRtb2RlLm50dWEuZ3KCCQCS</text:p>
      <text:p text:style-name="P48">xS+8Lo8BEzANBgkqhkiG9w0BAQQFAAOBgQB35254IiyHmJ2ZzR/jStWiWoFcymaX</text:p>
      <text:p text:style-name="P48">xXtWcJObGyZOxr5cZIKlkRUMarHqwADFrW6GK/Tyj96xis/lsqAomsh1NQH0lZRH</text:p>
      <text:p text:style-name="P48">X+YRfM+5BQYbdiTNMRA4XtKRkwg1PnfbSQAgh44qrqaAfw6MySwII/i5m7ccJyqK</text:p>
      <text:p text:style-name="P48">4/gXss6kWmbGZw==</text:p>
      <text:p text:style-name="P48">-----END CERTIFICATE-----</text:p>
      <text:p text:style-name="P48">subject=/C=GR/ST=ATTICA/O=NTUA/OU=NETMODE/CN=NETMAN Web Server/emailAddress=netman@netmode.ntua.gr</text:p>
      <text:p text:style-name="P48">issuer=/C=GR/ST=Attica/L=Athens/O=NTUA/OU=NETMODE/CN=NETMODE COURSE CA - 2008/emailAddress=root@netmode.ntua.gr</text:p>
      <text:p text:style-name="P48">---</text:p>
      <text:p text:style-name="P48">Acceptable client certificate CA names</text:p>
      <text:p text:style-name="P48">/C=GR/ST=Attica/L=Athens/O=NTUA/OU=NETMODE/CN=maria.netmode.ece.ntua.gr/emailAddress=admin@netmode.ntua.gr</text:p>
      <text:p text:style-name="P48">Client Certificate Types: RSA sign, DSA sign, ECDSA sign</text:p>
      <text:p text:style-name="P48"><text:soft-page-break/>Server Temp Key: ECDH, P-256, 256 bits</text:p>
      <text:p text:style-name="P48">---</text:p>
      <text:p text:style-name="P48">SSL handshake has read 2551 bytes and written 1519 bytes</text:p>
      <text:p text:style-name="P48">Verification error: unable to verify the first certificate</text:p>
      <text:p text:style-name="P48">---</text:p>
      <text:p text:style-name="P48">New, TLSv1.0, Cipher is ECDHE-RSA-AES256-SHA</text:p>
      <text:p text:style-name="P48">Server public key is 512 bit</text:p>
      <text:p text:style-name="P48">Secure Renegotiation IS supported</text:p>
      <text:p text:style-name="P48">Compression: NONE</text:p>
      <text:p text:style-name="P48">Expansion: NONE</text:p>
      <text:p text:style-name="P48">No ALPN negotiated</text:p>
      <text:p text:style-name="P48">SSL-Session:</text:p>
      <text:p text:style-name="P48"><text:s text:c="4"/>Protocol <text:s/>: TLSv1</text:p>
      <text:p text:style-name="P48"><text:s text:c="4"/>Cipher <text:s text:c="3"/>: ECDHE-RSA-AES256-SHA</text:p>
      <text:p text:style-name="P48"><text:s text:c="4"/>Session-ID: 778DB2F81AFEDA8FE1250AF09FE063E11EE32DF28ED1711EA981E1C3F3854C21</text:p>
      <text:p text:style-name="P48"><text:s text:c="4"/>Session-ID-ctx: </text:p>
      <text:p text:style-name="P48"><text:s text:c="4"/>Master-Key: 6DD7696367FF660B455FCEAF6DACF6B763E6FC70FFB7F2E5BB2394226A943CAEB4C5BF981A52EB3BB53DC10D6761F03A</text:p>
      <text:p text:style-name="P48"><text:s text:c="4"/>PSK identity: None</text:p>
      <text:p text:style-name="P48"><text:s text:c="4"/>PSK identity hint: None</text:p>
      <text:p text:style-name="P48"><text:s text:c="4"/>SRP username: None</text:p>
      <text:p text:style-name="P48"><text:s text:c="4"/>TLS session ticket lifetime hint: 300 (seconds)</text:p>
      <text:p text:style-name="P48"><text:s text:c="4"/>TLS session ticket:</text:p>
      <text:p text:style-name="P48"/>
      <text:p text:style-name="P74"><text:tab/>.</text:p>
      <text:p text:style-name="P74"><text:tab/>.</text:p>
      <text:p text:style-name="P74"><text:tab/>.</text:p>
      <text:p text:style-name="P74"><text:tab/>Start Time: 1544269596</text:p>
      <text:p text:style-name="P77"><text:tab/>Timeout <text:s text:c="2"/>: 7200 (sec)</text:p>
      <text:p text:style-name="P74"><text:tab/>Verify return code: 21 (unable to verify the first certificate)</text:p>
      <text:p text:style-name="P74"><text:tab/>Extended master secret: no</text:p>
      <text:p text:style-name="P82"/>
      <text:p text:style-name="P73"/>
      <text:list xml:id="list103543557604311" text:continue-numbering="true" text:style-name="WW8Num18">
        <text:list-item>
          <text:p text:style-name="P92"><text:span text:style-name="T41">Αφού γίνει η σύνδεση πληκτρολογήστε:<text:line-break/><text:line-break/></text:span><text:span text:style-name="T54">GET /netmg.php HTTP/1.0 </text:span><text:span text:style-name="T41">&lt;Enter&gt; &lt;Enter&gt;</text:span><text:span text:style-name="T54"><text:line-break/></text:span></text:p>
        </text:list-item>
      </text:list>
      <text:p text:style-name="P60">Τι εμφανίζεται με την εκτέλεση της παραπάνω εντολής;</text:p>
      <text:p text:style-name="P5"><text:tab/></text:p>
      <text:p text:style-name="P5"><text:tab/><text:span text:style-name="T1">GET <text:s/>/netmg.php HTTP/1.0 </text:span></text:p>
      <text:p text:style-name="P5"/>
      <text:p text:style-name="P67">HTTP/1.1 200 OK</text:p>
      <text:p text:style-name="P49">Date: Sat, 08 Dec 2018 11:47:23 GMT</text:p>
      <text:p text:style-name="P49">Server: Apache/2.4.7 (Ubuntu)</text:p>
      <text:p text:style-name="P49">X-Powered-By: PHP/5.5.9-1ubuntu4.5</text:p>
      <text:p text:style-name="P49">Content-Length: 17</text:p>
      <text:p text:style-name="P49">Connection: close</text:p>
      <text:p text:style-name="P49">Content-Type: text/html</text:p>
      <text:p text:style-name="P49"/>
      <text:p text:style-name="P53">Welcome nm34!!!</text:p>
      <text:p text:style-name="P50"/>
      <text:p text:style-name="P51">Εμφανίζεται welcome μήνυμα με όνομα ίδιο με αυτό που ορίσαμε ως common name στο certificate sign request.</text:p>
      <text:p text:style-name="P95"><text:span text:style-name="T41"/></text:p>
      <text:p text:style-name="P83"/>
      <text:p text:style-name="P2"/>
      <text:p text:style-name="P2"/>
      <text:p text:style-name="P71"><text:span text:style-name="T46">Άσκηση</text:span><text:span text:style-name="T11"> 3</text:span></text:p>
      <text:p text:style-name="P4"/>
      <text:p text:style-name="P11"><text:span text:style-name="T41">Δημιουργείστε στον κόμβο </text:span><text:span text:style-name="T14">maria</text:span><text:span text:style-name="T41"> ένα ζεύγος κλειδιών </text:span><text:span text:style-name="T8">RSA</text:span><text:span text:style-name="T41"> με χρήση των εντολών </text:span><text:span text:style-name="T8">ssh</text:span><text:span text:style-name="T41">-</text:span><text:span text:style-name="T8">keygen</text:span><text:span text:style-name="T41"> ή </text:span><text:span text:style-name="T8">openssl</text:span><text:span text:style-name="T41">. Επίσης, δημιουργείστε το αρχείο </text:span><text:span text:style-name="T53">~/.</text:span><text:span text:style-name="T14">ssh</text:span><text:span text:style-name="T53">/</text:span><text:span text:style-name="T14">authorized</text:span><text:span text:style-name="T53">_</text:span><text:span text:style-name="T14">keys</text:span><text:span text:style-name="T41"> και εισάγετε σε αυτό το </text:span><text:span text:style-name="T8">public</text:span><text:span text:style-name="T41"> </text:span><text:span text:style-name="T8">key</text:span><text:span text:style-name="T41"> του ζεύγους.</text:span></text:p>
      <text:p text:style-name="P11"><text:span text:style-name="T41">Κατεβάστε το στον υπολογιστή σας με </text:span><text:span text:style-name="T8">scp</text:span><text:span text:style-name="T41"> / </text:span><text:span text:style-name="T8">sftp</text:span><text:span text:style-name="T41"> / </text:span><text:span text:style-name="T8">sftp</text:span><text:span text:style-name="T41"> </text:span><text:span text:style-name="T8">client</text:span><text:span text:style-name="T41">. <text:s/></text:span></text:p>
      <text:p text:style-name="P11"><text:span text:style-name="T41">Πλέον μπορείτε να συνδεθείτε στον κόμβο </text:span><text:span text:style-name="T14">maria</text:span><text:span text:style-name="T53"> </text:span><text:span text:style-name="T41">με χρήση του </text:span><text:span text:style-name="T8">private</text:span><text:span text:style-name="T41"> </text:span><text:span text:style-name="T8">key</text:span><text:span text:style-name="T41"> αντί για </text:span><text:span text:style-name="T8">password</text:span><text:span text:style-name="T41">.</text:span></text:p>
      <text:p text:style-name="P11"><text:span text:style-name="T41">Παράδειγμα από περιβάλλον </text:span><text:span text:style-name="T8">UNIX</text:span><text:span text:style-name="T41">:</text:span></text:p>
      <text:p text:style-name="P1"><text:span text:style-name="T39">ssh </text:span><text:a xlink:type="simple" xlink:href="mailto:netmgXXX@maria.netmode.ntua.gr" text:style-name="Internet_20_link" text:visited-style-name="Visited_20_Internet_20_Link"><text:span text:style-name="Internet_20_link"><text:span text:style-name="T39">netmgXXX@maria.netmode.ntua.gr</text:span></text:span></text:a><text:span text:style-name="T39"> –i /&lt;path&gt;/&lt;to&gt;/&lt;private_key&gt;</text:span></text:p>
      <text:p text:style-name="P7"/>
      <text:p text:style-name="P11"><text:span text:style-name="T41">Χρήσιμες</text:span><text:span text:style-name="T8"> </text:span><text:span text:style-name="T41">εντολές</text:span><text:span text:style-name="T8">: ssh-keygen, openssl, mkdir, touch, cat, chmod, scp, sftp, ssh</text:span></text:p>
      <text:p text:style-name="P5"/>
      <text:p text:style-name="P13"><text:span text:style-name="T9">$ cat </text:span><text:span text:style-name="T8">.</text:span><text:span text:style-name="T9">ssh/authorized-keys</text:span></text:p>
      <text:p text:style-name="P9"/>
      <text:p text:style-name="P10">ssh-rsa AAAAB3NzaC1yc2EAAAADAQABAAABAQDIDHIFrlCsF9o+1duljsUU5oeoKdb2iglyyOlBQB7gDaEfShhBtcYrBfarF7xTgc/WtzLDH88PpH5oEZr2H153VpTjxxUmUgfRExUqwhECIEypEP4Su6TsuZg+FOvA6XJtOhSshKlYqkJ+2QCgw5tgO+PnfXfJzHNs/Qr71n/WpgMpnxNuDQQ3Rw5r5G+pKv6QBnQv/WcubaLKewa6EpKvHOhD6IkjtOY9VS9p2VHMpcX9IeHvQ0JMXFpjb3Mp11fLu6TBEIUlhsWoGeSjio+APkxqZiKYGbke1ILPV8feOR7HcCIluNGPN60IHDlab28Mgeh7TE6TiaOoYFBhHpFn <text:span text:style-name="T58">ishtar@lhc</text:span></text:p>
      <text:p text:style-name="P6"><text:span text:style-name="T36">ssh-rsa AAAAB3NzaC1yc2EAAAADAQABAAABAQCtFg9QhqPcD8+mBOe6JjQcz1QliG1cm50WJMEHB75BoQ2U8wG/uXMVVbDecGMhH6vP+GYXsjQFwsSosd9Uj7wTCX4hz5mCcEKYig0ixGZafwaCxndFaxYRqk/VaUlnGL/HFApb7R2EI2OKqm8hrzo1zs8AwwXWfsqBq1a2F5oNuQQ5tD0eh//GFZYUgldeihG5EsS4ImPVjfWntuASAgXeR2+DiprLS6l6WF0O4ETKS/7e5n0m4mLSG3nm9WhbP8O8ETWZkvITE0HEOZUkuXd/7fViAhUS+K9cgjWYbM/Hb0RDLo4o8c75kW2pHgKG4MX/2C/oyVv6Vzsl5/xOxxi7 </text:span><text:span text:style-name="T38">ckardaris@home</text:span><text:line-break/></text:p>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Courier New'"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Verdana" fo:font-family="Verdana" style:font-family-generic="swiss" style:font-pitch="variable" fo:font-size="11pt" fo:language="en" fo:country="GB" style:font-name-asian="Times New Roman" style:font-family-asian="'Times New Roman'" style:font-family-generic-asian="roman" style:font-pitch-asian="variable" style:font-size-asian="11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style:font-name="Times New Roman" fo:font-family="'Times New Roman'" style:font-family-generic="roman" style:font-pitch="variable" fo:font-size="12pt" fo:language="el" fo:country="GR"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line-height="150%" fo:text-align="justify" style:justify-single-word="false" fo:keep-with-next="always" style:text-autospace="ideograph-alpha" style:punctuation-wrap="hanging" style:vertical-align="auto"/>
      <style:text-properties style:font-name="Times New Roman" fo:font-family="'Times New Roman'" style:font-family-generic="roman" style:font-pitch="variable" fo:font-size="12pt" fo:language="el" fo:country="GR"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text-align="start" style:justify-single-word="false"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l" fo:country="GR" style:font-size-asian="10pt" style:font-name-complex="Courier New" style:font-family-complex="'Courier New'" style:font-family-generic-complex="moder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size="12pt" fo:font-style="normal" fo:font-weight="normal" style:font-size-asian="12pt" style:font-style-asian="normal" style:font-weight-asian="norma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2pt" fo:language="el" fo:country="GR" style:font-size-asian="12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fo:font-size="12pt" fo:language="el" fo:country="GR" style:font-size-asian="12pt"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St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 style:num-format="1" text:start-value="2">
        <style:list-level-properties text:list-level-position-and-space-mode="label-alignment">
          <style:list-level-label-alignment text:label-followed-by="listtab" text:list-tab-stop-position="0.2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6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6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9016in" fo:text-indent="-0.25in" fo:margin-left="0.9016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4016in" fo:text-indent="-0.1252in" fo:margin-left="1.4016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1.9016in" fo:text-indent="-0.25in" fo:margin-left="1.9016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4016in" fo:text-indent="-0.25in" fo:margin-left="2.4016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2.9016in" fo:text-indent="-0.1252in" fo:margin-left="2.9016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4016in" fo:text-indent="-0.25in" fo:margin-left="3.4016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3.9016in" fo:text-indent="-0.25in" fo:margin-left="3.9016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4016in" fo:text-indent="-0.1252in" fo:margin-left="4.4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meta:initial-creator>SYSTEM ADMINISTRATOR</meta:initial-creator>
    <meta:creation-date>2014-11-11T14:15:00</meta:creation-date>
    <dc:date>2019-01-10T10:35:21.239676625</dc:date>
    <meta:print-date>2010-12-21T13:28:00</meta:print-date>
    <meta:editing-cycles>69</meta:editing-cycles>
    <meta:editing-duration>PT5H20M23S</meta:editing-duration>
    <meta:generator>LibreOffice/6.1.4.2$Linux_X86_64 LibreOffice_project/10$Build-2</meta:generator>
    <meta:document-statistic meta:table-count="0" meta:image-count="0" meta:object-count="0" meta:page-count="11" meta:paragraph-count="272" meta:word-count="1603" meta:character-count="15855" meta:non-whitespace-character-count="14342"/>
  </office:meta>
</office:document-meta>
</file>